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Times New Roman" fo:font-size="12pt" officeooo:rsid="0015e691" officeooo:paragraph-rsid="0015e691" style:font-size-asian="10.5pt" style:font-size-complex="12pt"/>
    </style:style>
    <style:style style:name="P2" style:family="paragraph" style:parent-style-name="Standard">
      <style:paragraph-properties fo:line-height="115%"/>
      <style:text-properties style:font-name="Times New Roman" fo:font-size="12pt" officeooo:rsid="00178141" officeooo:paragraph-rsid="00178141" style:font-size-asian="10.5pt" style:font-size-complex="12pt"/>
    </style:style>
    <style:style style:name="P3" style:family="paragraph" style:parent-style-name="Standard">
      <style:paragraph-properties fo:line-height="115%"/>
      <style:text-properties style:font-name="Times New Roman" fo:font-size="12pt" officeooo:rsid="00178f80" officeooo:paragraph-rsid="00178f80" style:font-size-asian="10.5pt" style:font-size-complex="12pt"/>
    </style:style>
    <style:style style:name="P4" style:family="paragraph" style:parent-style-name="Standard">
      <style:paragraph-properties fo:line-height="115%"/>
      <style:text-properties style:font-name="Times New Roman" fo:font-size="12pt" officeooo:rsid="00185f0f" officeooo:paragraph-rsid="00185f0f" style:font-size-asian="10.5pt" style:font-size-complex="12pt"/>
    </style:style>
    <style:style style:name="P5" style:family="paragraph" style:parent-style-name="Standard">
      <style:paragraph-properties fo:line-height="115%"/>
      <style:text-properties style:font-name="Times New Roman" fo:font-size="12pt" officeooo:rsid="0019c6b7" officeooo:paragraph-rsid="0019c6b7" style:font-size-asian="10.5pt" style:font-size-complex="12pt"/>
    </style:style>
    <style:style style:name="P6" style:family="paragraph" style:parent-style-name="Standard">
      <style:paragraph-properties fo:line-height="115%"/>
      <style:text-properties style:font-name="Times New Roman" fo:font-size="12pt" officeooo:rsid="0019e9a7" officeooo:paragraph-rsid="0019e9a7" style:font-size-asian="10.5pt" style:font-size-complex="12pt"/>
    </style:style>
    <style:style style:name="P7" style:family="paragraph" style:parent-style-name="Standard">
      <style:paragraph-properties fo:line-height="115%"/>
      <style:text-properties style:font-name="Times New Roman" fo:font-size="12pt" officeooo:rsid="001bb530" officeooo:paragraph-rsid="001bb530" style:font-size-asian="10.5pt" style:font-size-complex="12pt"/>
    </style:style>
    <style:style style:name="P8" style:family="paragraph" style:parent-style-name="Standard">
      <style:paragraph-properties fo:line-height="115%"/>
      <style:text-properties style:font-name="Times New Roman" fo:font-size="12pt" officeooo:rsid="001cd3ae" officeooo:paragraph-rsid="001cd3ae" style:font-size-asian="10.5pt" style:font-size-complex="12pt"/>
    </style:style>
    <style:style style:name="P9" style:family="paragraph" style:parent-style-name="Standard">
      <style:paragraph-properties fo:line-height="115%"/>
      <style:text-properties style:font-name="Times New Roman" fo:font-size="12pt" officeooo:rsid="001d01bd" officeooo:paragraph-rsid="001d01bd" style:font-size-asian="10.5pt" style:font-size-complex="12pt"/>
    </style:style>
    <style:style style:name="P10" style:family="paragraph" style:parent-style-name="Standard">
      <style:paragraph-properties fo:line-height="115%"/>
      <style:text-properties style:font-name="Times New Roman" fo:font-size="12pt" officeooo:rsid="001ee56a" officeooo:paragraph-rsid="001ee56a" style:font-size-asian="10.5pt" style:font-size-complex="12pt"/>
    </style:style>
    <style:style style:name="P11" style:family="paragraph" style:parent-style-name="Standard">
      <style:paragraph-properties fo:line-height="115%"/>
      <style:text-properties style:font-name="Times New Roman" fo:font-size="12pt" officeooo:rsid="002093c7" officeooo:paragraph-rsid="002093c7" style:font-size-asian="10.5pt" style:font-size-complex="12pt"/>
    </style:style>
    <style:style style:name="P12" style:family="paragraph" style:parent-style-name="Standard">
      <style:paragraph-properties fo:line-height="115%"/>
      <style:text-properties style:font-name="Times New Roman" fo:font-size="12pt" officeooo:rsid="0021d956" officeooo:paragraph-rsid="0021d956" style:font-size-asian="10.5pt" style:font-size-complex="12pt"/>
    </style:style>
    <style:style style:name="P13" style:family="paragraph" style:parent-style-name="Standard">
      <style:paragraph-properties fo:line-height="115%"/>
      <style:text-properties style:font-name="Times New Roman" fo:font-size="12pt" officeooo:rsid="00252a0c" officeooo:paragraph-rsid="00252a0c" style:font-size-asian="10.5pt" style:font-size-complex="12pt"/>
    </style:style>
    <style:style style:name="P14" style:family="paragraph" style:parent-style-name="Standard">
      <style:paragraph-properties fo:line-height="115%"/>
      <style:text-properties style:font-name="Times New Roman" fo:font-size="12pt" officeooo:rsid="00292a1f" officeooo:paragraph-rsid="00292a1f" style:font-size-asian="10.5pt" style:font-size-complex="12pt"/>
    </style:style>
    <style:style style:name="P15" style:family="paragraph" style:parent-style-name="Standard">
      <style:paragraph-properties fo:line-height="115%"/>
      <style:text-properties style:font-name="Times New Roman" fo:font-size="12pt" officeooo:rsid="002b9feb" officeooo:paragraph-rsid="002b9feb" style:font-size-asian="10.5pt" style:font-size-complex="12pt"/>
    </style:style>
    <style:style style:name="P16" style:family="paragraph" style:parent-style-name="Standard">
      <style:paragraph-properties fo:line-height="115%"/>
      <style:text-properties style:font-name="Times New Roman" fo:font-size="12pt" officeooo:rsid="002bd2a8" officeooo:paragraph-rsid="002bd2a8" style:font-size-asian="10.5pt" style:font-size-complex="12pt"/>
    </style:style>
    <style:style style:name="P17" style:family="paragraph" style:parent-style-name="Standard">
      <style:paragraph-properties fo:line-height="115%"/>
      <style:text-properties style:font-name="Times New Roman" fo:font-size="12pt" officeooo:rsid="002d3eef" officeooo:paragraph-rsid="002d3eef" style:font-size-asian="10.5pt" style:font-size-complex="12pt"/>
    </style:style>
    <style:style style:name="P18" style:family="paragraph" style:parent-style-name="Standard">
      <style:paragraph-properties fo:line-height="115%"/>
      <style:text-properties style:font-name="Times New Roman" fo:font-size="12pt" officeooo:rsid="002ed5f8" officeooo:paragraph-rsid="002ed5f8" style:font-size-asian="10.5pt" style:font-size-complex="12pt"/>
    </style:style>
    <style:style style:name="T1" style:family="text">
      <style:text-properties officeooo:rsid="0019e9a7"/>
    </style:style>
    <style:style style:name="T2" style:family="text">
      <style:text-properties officeooo:rsid="002356fb"/>
    </style:style>
    <style:style style:name="T3" style:family="text">
      <style:text-properties officeooo:rsid="0026598a"/>
    </style:style>
    <style:style style:name="T4" style:family="text">
      <style:text-properties officeooo:rsid="00292a1f"/>
    </style:style>
    <style:style style:name="T5" style:family="text">
      <style:text-properties officeooo:rsid="002a6439"/>
    </style:style>
    <style:style style:name="T6" style:family="text">
      <style:text-properties officeooo:rsid="003109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. <text:s/>What is a compiler?</text:p>
      <text:p text:style-name="P1">Compiler: a function that that maps an input string to an output string</text:p>
      <text:p text:style-name="P1">compiler : String → String</text:p>
      <text:p text:style-name="P1">or SourceProgram → TargetProgram</text:p>
      <text:p text:style-name="P1"/>
      <text:p text:style-name="P2">Output or target program has to have the same meaning (“semantics”) as the input. </text:p>
      <text:p text:style-name="P2"/>
      <text:p text:style-name="P2">Purpose of compiler: to make coding easier, it’s harder to write in assembly than it is in higher level languages like Java or Ruby, or even C</text:p>
      <text:p text:style-name="P2"/>
      <text:p text:style-name="P2">With a compiler, you </text:p>
      <text:p text:style-name="P2">1. Get a source string and parse it into the AST</text:p>
      <text:p text:style-name="P2">2. After the code has been parsed into an AST, maybe you might optimize, check for correctness, and then generate code</text:p>
      <text:p text:style-name="P2">3. Then when you have generated code, you get an object file, link that object file with you runtime and then create an executable.</text:p>
      <text:p text:style-name="P2"/>
      <text:p text:style-name="P2">When writing a compiler, there are a few steps to follow.</text:p>
      <text:p text:style-name="P2">Step 1. Start with a tiny language</text:p>
      <text:p text:style-name="P3">Step 2. Build a compiler for it, so think of AST and how to parse it to then compile it</text:p>
      <text:p text:style-name="P3">Step 3. Add a few new features.</text:p>
      <text:p text:style-name="P3">Then go back to step 2 and keep adding new features and building compilers. </text:p>
      <text:p text:style-name="P3"/>
      <text:p text:style-name="P4">2. From Ocaml to Racket</text:p>
      <text:p text:style-name="P5">Some basic values in Racket include ints, Strings, and bools (#t or #f)</text:p>
      <text:p text:style-name="P5">Racket has basic operations like addition (+ n1 n2), subtraction (- n1 n2), and mult and division. </text:p>
      <text:p text:style-name="P5">Racket also has function definitions, <text:span text:style-name="T1">one example syntax is </text:span></text:p>
      <text:p text:style-name="P6">(lambda (var) (body of function))</text:p>
      <text:p text:style-name="P7">other ex</text:p>
      <text:p text:style-name="P7">((lambda (x y) (+ x y)) 5 10)</text:p>
      <text:p text:style-name="P8">Racket has definitions </text:p>
      <text:p text:style-name="P8">can do <text:line-break/>(define x 3)</text:p>
      <text:p text:style-name="P8">(define y 5)</text:p>
      <text:p text:style-name="P9">Can also define functions </text:p>
      <text:p text:style-name="P10">(define (fact n)</text:p>
      <text:p text:style-name="P10">(match n</text:p>
      <text:p text:style-name="P10">[0 1]</text:p>
      <text:p text:style-name="P10">[ n (* n (fact (- n 1)))]))</text:p>
      <text:p text:style-name="P10"/>
      <text:p text:style-name="P11">racket can have lists with cons</text:p>
      <text:p text:style-name="P11">(cons 1 (cons 2 (cons 3 ‘())))</text:p>
      <text:p text:style-name="P11"><text:soft-page-break/>results in ‘(1 2 3)</text:p>
      <text:p text:style-name="P12">or (list “a” 3)</text:p>
      <text:p text:style-name="P12">‘( “a” 3)</text:p>
      <text:p text:style-name="P12">...<text:span text:style-name="T2">use (require rackunit) to write unit tests</text:span></text:p>
      <text:p text:style-name="P12"/>
      <text:p text:style-name="P13">3. a86</text:p>
      <text:p text:style-name="P13">The target language of our compilers will be x86-64. <text:span text:style-name="T3">We translate code from a86 to x86...</text:span><text:span text:style-name="T4">a lot of reference stuff to pay attention to.</text:span></text:p>
      <text:p text:style-name="P14">Review pushing and popping from stack</text:p>
      <text:p text:style-name="P14"/>
      <text:p text:style-name="P14">4. <text:span text:style-name="T5">Abscond:</text:span></text:p>
      <text:p text:style-name="P3"/>
      <text:p text:style-name="P3"/>
      <text:p text:style-name="P15">11. Fraud: Things to note about fraud</text:p>
      <text:p text:style-name="P15">Understand how variables are pushed and popped from the stack</text:p>
      <text:p text:style-name="P15">So we have (let (var) (body)), whenever we enter a let, we will push a value onto the stack, and whenever we exit the scope of a let, we pop off the stack. (let (in scope)) ← once we exit the last parenthesis we are out of the scope of the let’s body</text:p>
      <text:p text:style-name="P15">Understand how the environment is created and what the size of it is</text:p>
      <text:p text:style-name="P16">Every time we have created a new variable, our environment is expanded by 1 element. Our environment is kind of like a list that keeps track of different values...remember to push/pop from the stack</text:p>
      <text:p text:style-name="P16"/>
      <text:p text:style-name="P17">when pushing onto stack, subtract 8 from rsp <text:span text:style-name="T6">(done automatically)</text:span></text:p>
      <text:p text:style-name="P17">when using find to look up in environment, you add 8 to rsp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18:05:06.097477458</meta:creation-date>
    <dc:date>2023-10-09T12:12:16.057674505</dc:date>
    <meta:editing-duration>PT4H34M4S</meta:editing-duration>
    <meta:editing-cycles>21</meta:editing-cycles>
    <meta:generator>LibreOffice/7.3.7.2$Linux_X86_64 LibreOffice_project/30$Build-2</meta:generator>
    <meta:document-statistic meta:table-count="0" meta:image-count="0" meta:object-count="0" meta:page-count="2" meta:paragraph-count="47" meta:word-count="482" meta:character-count="2514" meta:non-whitespace-character-count="2070"/>
  </office:meta>
</office:document-meta>
</file>